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eb38" officeooo:paragraph-rsid="0015eb38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5eb38" officeooo:paragraph-rsid="0015eb38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text-properties fo:color="#000000" loext:opacity="100%" officeooo:rsid="0015eb38" officeooo:paragraph-rsid="0015eb3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officeooo:rsid="0015eb38" officeooo:paragraph-rsid="0015eb38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Standard">
      <style:text-properties officeooo:rsid="0016e7e6" officeooo:paragraph-rsid="0016e7e6"/>
    </style:style>
    <style:style style:name="T1" style:family="text">
      <style:text-properties fo:color="#808000" loext:opacity="100%" style:font-name="Monospace" fo:font-size="10pt" style:font-size-asian="10pt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fo:font-style="italic" style:font-size-asian="10pt" style:font-style-asian="italic"/>
    </style:style>
    <style:style style:name="T4" style:family="text">
      <style:text-properties fo:color="#212121" loext:opacity="100%" style:font-name="Monospace" fo:font-size="10pt" style:font-size-asian="10pt"/>
    </style:style>
    <style:style style:name="T5" style:family="text">
      <style:text-properties fo:color="#008080" loext:opacity="100%" style:font-name="Monospace" fo:font-size="10pt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style:font-size-asian="10pt"/>
    </style:style>
    <style:style style:name="T8" style:family="text">
      <style:text-properties fo:color="#7f0055" loext:opacity="100%" style:font-name="Monospace" fo:font-size="10pt" fo:font-weight="bold" style:font-size-asian="10pt" style:font-weight-asian="bold"/>
    </style:style>
    <style:style style:name="T9" style:family="text">
      <style:text-properties fo:color="#7f0055" loext:opacity="100%" style:font-name="Monospace" fo:font-size="10pt" fo:font-weight="bold" style:font-size-asian="10pt" style:font-weight-asian="bold"/>
    </style:style>
    <style:style style:name="T10" style:family="text">
      <style:text-properties fo:color="#0000c0" loext:opacity="100%" style:font-name="Monospace" fo:font-size="10pt" style:font-size-asian="10pt"/>
    </style:style>
    <style:style style:name="T11" style:family="text">
      <style:text-properties fo:color="#646464" loext:opacity="100%" style:font-name="Monospace" fo:font-size="10pt" style:font-size-asian="10pt"/>
    </style:style>
    <style:style style:name="T12" style:family="text">
      <style:text-properties fo:color="#2a00ff" loext:opacity="100%" style:font-name="Monospace" fo:font-size="10pt" style:font-size-asian="10pt"/>
    </style:style>
    <style:style style:name="T13" style:family="text">
      <style:text-properties fo:color="#6a3e3e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:- FEATURE FILES(HOME &amp; ADDtoCART)</text:p>
      <text:p text:style-name="P1"/>
      <text:p text:style-name="P1"/>
      <text:p text:style-name="P2"><text:span text:style-name="T1">Feature:Home </text:span><text:span text:style-name="T2">page</text:span><text:span text:style-name="T4"> </text:span><text:span text:style-name="T2">Validation</text:span></text:p>
      <text:p text:style-name="P3"><text:span text:style-name="T1">Scenario:Open </text:span><text:span text:style-name="T4"><text:s/></text:span><text:span text:style-name="T2">HomePage</text:span></text:p>
      <text:p text:style-name="P3"><text:span text:style-name="T5">Given </text:span><text:span text:style-name="T2">user</text:span><text:span text:style-name="T4"> </text:span><text:span text:style-name="T2">open</text:span><text:span text:style-name="T4"> </text:span><text:span text:style-name="T2">the</text:span><text:span text:style-name="T4"> </text:span><text:span text:style-name="T2">demoblaze</text:span><text:span text:style-name="T4"> </text:span><text:span text:style-name="T2">homepage</text:span><text:span text:style-name="T4"> </text:span></text:p>
      <text:p text:style-name="P1"><text:span text:style-name="T5">Then </text:span><text:span text:style-name="T2">Home</text:span><text:span text:style-name="T4"> </text:span><text:span text:style-name="T2">Page</text:span><text:span text:style-name="T4"> </text:span><text:span text:style-name="T2">should</text:span><text:span text:style-name="T4"> </text:span><text:span text:style-name="T2">be</text:span><text:span text:style-name="T4"> </text:span><text:span text:style-name="T2">displayed</text:span><text:span text:style-name="T4"> <text:s/></text:span></text:p>
      <text:p text:style-name="P1"><text:span text:style-name="T4"/></text:p>
      <text:p text:style-name="P1"><text:span text:style-name="T4"/></text:p>
      <text:p text:style-name="P2"><text:span text:style-name="T1">Feature: </text:span><text:span text:style-name="T2">Add</text:span><text:span text:style-name="T4"> </text:span><text:span text:style-name="T2">product</text:span><text:span text:style-name="T4"> </text:span><text:span text:style-name="T2">to</text:span><text:span text:style-name="T4"> </text:span><text:span text:style-name="T2">cart</text:span></text:p>
      <text:p text:style-name="P3"><text:span text:style-name="T1">Scenario: </text:span><text:span text:style-name="T2">User</text:span><text:span text:style-name="T4"> </text:span><text:span text:style-name="T2">adds</text:span><text:span text:style-name="T4"> </text:span><text:span text:style-name="T2">a</text:span><text:span text:style-name="T4"> </text:span><text:span text:style-name="T2">product</text:span><text:span text:style-name="T4"> </text:span><text:span text:style-name="T2">to</text:span><text:span text:style-name="T4"> </text:span><text:span text:style-name="T2">cart</text:span><text:span text:style-name="T4"> </text:span><text:span text:style-name="T2">successfully</text:span></text:p>
      <text:p text:style-name="P3"><text:span text:style-name="T5">Given </text:span><text:span text:style-name="T2">User</text:span><text:span text:style-name="T4"> </text:span><text:span text:style-name="T2">launches</text:span><text:span text:style-name="T4"> </text:span><text:span text:style-name="T2">the</text:span><text:span text:style-name="T4"> </text:span><text:span text:style-name="T2">demoblaze</text:span><text:span text:style-name="T4"> </text:span><text:span text:style-name="T2">application</text:span></text:p>
      <text:p text:style-name="P3"><text:span text:style-name="T5">When </text:span><text:span text:style-name="T2">User</text:span><text:span text:style-name="T4"> </text:span><text:span text:style-name="T2">selects</text:span><text:span text:style-name="T4"> </text:span><text:span text:style-name="T2">a</text:span><text:span text:style-name="T4"> </text:span><text:span text:style-name="T2">product</text:span><text:span text:style-name="T4"> </text:span></text:p>
      <text:p text:style-name="P3"><text:span text:style-name="T5">And </text:span><text:span text:style-name="T2">User</text:span><text:span text:style-name="T4"> </text:span><text:span text:style-name="T2">adds</text:span><text:span text:style-name="T4"> </text:span><text:span text:style-name="T2">the</text:span><text:span text:style-name="T4"> </text:span><text:span text:style-name="T2">product</text:span><text:span text:style-name="T4"> </text:span><text:span text:style-name="T2">to</text:span><text:span text:style-name="T4"> </text:span><text:span text:style-name="T2">cart</text:span><text:span text:style-name="T4"> </text:span></text:p>
      <text:p text:style-name="P1"><text:span text:style-name="T5">Then </text:span><text:span text:style-name="T2">product</text:span><text:span text:style-name="T4"> </text:span><text:span text:style-name="T2">should</text:span><text:span text:style-name="T4"> </text:span><text:span text:style-name="T2">be</text:span><text:span text:style-name="T4"> </text:span><text:span text:style-name="T2">added</text:span><text:span text:style-name="T4"> </text:span><text:span text:style-name="T2">to</text:span><text:span text:style-name="T4"> </text:span><text:span text:style-name="T2">cart</text:span><text:span text:style-name="T4"> </text:span><text:span text:style-name="T2">successfully</text:span><text:span text:style-name="T4"> </text:span></text:p>
      <text:p text:style-name="P1"><text:span text:style-name="T4"/></text:p>
      <text:p text:style-name="P1"><text:span text:style-name="T4"/></text:p>
      <text:p text:style-name="P4"><text:span text:style-name="T6">CAPSTONE :- GLUE CODES(HOME &amp; ADDtoCART)</text:span></text:p>
      <text:p text:style-name="P4"><text:span text:style-name="T6"/></text:p>
      <text:p text:style-name="P4"><text:span text:style-name="T6">1. package testglue;</text:span></text:p>
      <text:p text:style-name="P4"><text:span text:style-name="T6"/></text:p>
      <text:p text:style-name="P4"><text:span text:style-name="T6">import org.openqa.selenium.WebDriver;</text:span></text:p>
      <text:p text:style-name="P4"><text:span text:style-name="T6">import org.openqa.selenium.chrome.ChromeDriver;</text:span></text:p>
      <text:p text:style-name="P4"><text:span text:style-name="T6"/></text:p>
      <text:p text:style-name="P4"><text:span text:style-name="T6">import io.cucumber.java.en.Given;</text:span></text:p>
      <text:p text:style-name="P4"><text:span text:style-name="T6">import io.cucumber.java.en.Then;</text:span></text:p>
      <text:p text:style-name="P4"><text:span text:style-name="T6"/></text:p>
      <text:p text:style-name="P4"><text:span text:style-name="T6">public class homepg_glue {</text:span></text:p>
      <text:p text:style-name="P4"><text:span text:style-name="T6"><text:tab/>WebDriver driver;</text:span></text:p>
      <text:p text:style-name="P4"><text:span text:style-name="T6"><text:tab/>@Given("user open the demoblaze homepage")</text:span></text:p>
      <text:p text:style-name="P4"><text:span text:style-name="T6"><text:tab/>public void user_open_the_demoblaze_homepage() throws InterruptedException {</text:span></text:p>
      <text:p text:style-name="P4"><text:span text:style-name="T6"><text:tab/> <text:s text:c="3"/>driver = new ChromeDriver();</text:span></text:p>
      <text:p text:style-name="P4"><text:span text:style-name="T6"><text:tab/> <text:s text:c="3"/>driver.manage().window().maximize();</text:span></text:p>
      <text:p text:style-name="P4"><text:span text:style-name="T6"><text:tab/> <text:s text:c="3"/>driver.get("https://demoblaze.com/");</text:span></text:p>
      <text:p text:style-name="P4"><text:span text:style-name="T6"><text:tab/> <text:s text:c="3"/>Thread.sleep(2000);</text:span></text:p>
      <text:p text:style-name="P4"><text:span text:style-name="T6"><text:tab/>}</text:span></text:p>
      <text:p text:style-name="P4"><text:span text:style-name="T6"><text:tab/>@Then("Home Page should be displayed")</text:span></text:p>
      <text:p text:style-name="P4"><text:span text:style-name="T6"><text:tab/>public void home_page_should_be_displayed() {</text:span></text:p>
      <text:p text:style-name="P4"><text:span text:style-name="T6"><text:tab/> <text:s/>driver.quit();</text:span></text:p>
      <text:p text:style-name="P4"><text:span text:style-name="T6"><text:tab/>}</text:span></text:p>
      <text:p text:style-name="P4"><text:span text:style-name="T6">}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5"><text:span text:style-name="T8">2. </text:span><text:span text:style-name="T8">package</text:span><text:span text:style-name="T6"> testglue;</text:span></text:p>
      <text:p text:style-name="P6"/>
      <text:p text:style-name="P3"><text:span text:style-name="T8">import</text:span><text:span text:style-name="T2"> java.time.Duration;</text:span></text:p>
      <text:p text:style-name="P6"/>
      <text:p text:style-name="P3"><text:span text:style-name="T8">import</text:span><text:span text:style-name="T2"> org.openqa.selenium.Alert;</text:span></text:p>
      <text:p text:style-name="P3"><text:span text:style-name="T8">import</text:span><text:span text:style-name="T2"> org.openqa.selenium.By;</text:span></text:p>
      <text:p text:style-name="P3"><text:span text:style-name="T8">import</text:span><text:span text:style-name="T2"> org.openqa.selenium.WebDriver;</text:span></text:p>
      <text:p text:style-name="P3"><text:span text:style-name="T8">import</text:span><text:span text:style-name="T2"> org.openqa.selenium.WebElement;</text:span></text:p>
      <text:p text:style-name="P3"><text:span text:style-name="T8">import</text:span><text:span text:style-name="T2"> org.openqa.selenium.chrome.ChromeDriver;</text:span></text:p>
      <text:p text:style-name="P3"><text:span text:style-name="T8">import</text:span><text:span text:style-name="T2"> org.openqa.selenium.support.ui.ExpectedConditions;</text:span></text:p>
      <text:p text:style-name="P3"><text:span text:style-name="T8">import</text:span><text:span text:style-name="T2"> org.openqa.selenium.support.ui.WebDriverWait;</text:span></text:p>
      <text:p text:style-name="P3"><text:span text:style-name="T8">import</text:span><text:span text:style-name="T2"> org.testng.Assert;</text:span></text:p>
      <text:p text:style-name="P6"/>
      <text:p text:style-name="P3"><text:span text:style-name="T8">import</text:span><text:span text:style-name="T2"> io.cucumber.java.en.Given;</text:span></text:p>
      <text:p text:style-name="P3"><text:span text:style-name="T8">import</text:span><text:span text:style-name="T2"> io.cucumber.java.en.Then;</text:span></text:p>
      <text:p text:style-name="P3"><text:span text:style-name="T8">import</text:span><text:span text:style-name="T2"> io.cucumber.java.en.When;</text:span></text:p>
      <text:p text:style-name="P6"><text:soft-page-break/></text:p>
      <text:p text:style-name="P3"><text:span text:style-name="T8">public</text:span><text:span text:style-name="T2"> </text:span><text:span text:style-name="T8">class</text:span><text:span text:style-name="T2"> addtocart_glue {</text:span></text:p>
      <text:p text:style-name="P3"><text:span text:style-name="T2"><text:tab/>WebDriver </text:span><text:span text:style-name="T10">driver</text:span><text:span text:style-name="T2">;</text:span></text:p>
      <text:p text:style-name="P3"><text:span text:style-name="T2"><text:tab/></text:span></text:p>
      <text:p text:style-name="P3"><text:span text:style-name="T2"><text:tab/></text:span><text:span text:style-name="T11">@Given</text:span><text:span text:style-name="T2">(</text:span><text:span text:style-name="T12">"User launches the demoblaze application"</text:span><text:span text:style-name="T2">)</text:span></text:p>
      <text:p text:style-name="P3"><text:span text:style-name="T2"><text:tab/></text:span><text:span text:style-name="T8">public</text:span><text:span text:style-name="T2"> </text:span><text:span text:style-name="T8">void</text:span><text:span text:style-name="T2"> user_launches_the_demoblaze_application() {</text:span></text:p>
      <text:p text:style-name="P3"><text:span text:style-name="T2"><text:tab/><text:tab/></text:span><text:span text:style-name="T10">driver</text:span><text:span text:style-name="T2">=</text:span><text:span text:style-name="T8">new</text:span><text:span text:style-name="T2"> ChromeDriver();</text:span></text:p>
      <text:p text:style-name="P3"><text:span text:style-name="T2"><text:tab/><text:tab/></text:span><text:span text:style-name="T10">driver</text:span><text:span text:style-name="T2">.manage().window().maximize();</text:span></text:p>
      <text:p text:style-name="P3"><text:span text:style-name="T2"><text:tab/><text:tab/></text:span><text:span text:style-name="T10">driver</text:span><text:span text:style-name="T2">.manage().timeouts().implicitlyWait(Duration.</text:span><text:span text:style-name="T3">ofSeconds</text:span><text:span text:style-name="T2">(10));</text:span></text:p>
      <text:p text:style-name="P3"><text:span text:style-name="T2"><text:tab/><text:tab/></text:span><text:span text:style-name="T10">driver</text:span><text:span text:style-name="T2">.get(</text:span><text:span text:style-name="T12">"https://demoblaze.com/"</text:span><text:span text:style-name="T2">); </text:span></text:p>
      <text:p text:style-name="P3"><text:span text:style-name="T2"><text:tab/>}</text:span></text:p>
      <text:p text:style-name="P6"/>
      <text:p text:style-name="P3"><text:span text:style-name="T2"><text:tab/></text:span><text:span text:style-name="T11">@When</text:span><text:span text:style-name="T2">(</text:span><text:span text:style-name="T12">"User selects a product"</text:span><text:span text:style-name="T2">)</text:span></text:p>
      <text:p text:style-name="P3"><text:span text:style-name="T2"><text:tab/></text:span><text:span text:style-name="T8">public</text:span><text:span text:style-name="T2"> </text:span><text:span text:style-name="T8">void</text:span><text:span text:style-name="T2"> user_selects_a_product() </text:span><text:span text:style-name="T8">throws</text:span><text:span text:style-name="T2"> InterruptedException {</text:span></text:p>
      <text:p text:style-name="P3"><text:span text:style-name="T2"><text:tab/><text:tab/></text:span><text:span text:style-name="T10">driver</text:span><text:span text:style-name="T2">.findElement(By.</text:span><text:span text:style-name="T3">linkText</text:span><text:span text:style-name="T2">(</text:span><text:span text:style-name="T12">"Samsung galaxy s6"</text:span><text:span text:style-name="T2">)).click();</text:span></text:p>
      <text:p text:style-name="P3"><text:span text:style-name="T2"><text:tab/><text:tab/>Thread.</text:span><text:span text:style-name="T3">sleep</text:span><text:span text:style-name="T2">(2000);</text:span></text:p>
      <text:p text:style-name="P3"><text:span text:style-name="T2"><text:tab/>}</text:span></text:p>
      <text:p text:style-name="P3"><text:span text:style-name="T2"><text:tab/></text:span><text:span text:style-name="T11">@When</text:span><text:span text:style-name="T2">(</text:span><text:span text:style-name="T12">"User adds the product to cart"</text:span><text:span text:style-name="T2">)</text:span></text:p>
      <text:p text:style-name="P3"><text:span text:style-name="T2"><text:tab/></text:span><text:span text:style-name="T8">public</text:span><text:span text:style-name="T2"> </text:span><text:span text:style-name="T8">void</text:span><text:span text:style-name="T2"> user_adds_the_product_to_cart() </text:span><text:span text:style-name="T8">throws</text:span><text:span text:style-name="T2"> InterruptedException {</text:span></text:p>
      <text:p text:style-name="P3"><text:span text:style-name="T2"><text:tab/><text:tab/></text:span><text:span text:style-name="T10">driver</text:span><text:span text:style-name="T2">.findElement(By.</text:span><text:span text:style-name="T3">linkText</text:span><text:span text:style-name="T2">(</text:span><text:span text:style-name="T12">"Add to cart"</text:span><text:span text:style-name="T2">)).click();</text:span></text:p>
      <text:p text:style-name="P3"><text:span text:style-name="T2"><text:tab/><text:tab/>WebDriverWait </text:span><text:span text:style-name="T13">wait</text:span><text:span text:style-name="T2"> = </text:span><text:span text:style-name="T8">new</text:span><text:span text:style-name="T2"> WebDriverWait(</text:span><text:span text:style-name="T10">driver</text:span><text:span text:style-name="T2">,Duration.</text:span><text:span text:style-name="T3">ofSeconds</text:span><text:span text:style-name="T2">(20));</text:span></text:p>
      <text:p text:style-name="P3"><text:span text:style-name="T2"><text:tab/><text:tab/>Alert </text:span><text:span text:style-name="T13">alert</text:span><text:span text:style-name="T2"> = </text:span><text:span text:style-name="T13">wait</text:span><text:span text:style-name="T2">.until(ExpectedConditions.</text:span><text:span text:style-name="T3">alertIsPresent</text:span><text:span text:style-name="T2">());</text:span></text:p>
      <text:p text:style-name="P3"><text:span text:style-name="T2"><text:tab/><text:tab/></text:span><text:span text:style-name="T13">alert</text:span><text:span text:style-name="T2">.accept();</text:span></text:p>
      <text:p text:style-name="P3"><text:span text:style-name="T2"><text:tab/>}</text:span></text:p>
      <text:p text:style-name="P3"><text:span text:style-name="T2"><text:tab/></text:span><text:span text:style-name="T11">@Then</text:span><text:span text:style-name="T2">(</text:span><text:span text:style-name="T12">"product should be added to cart successfully"</text:span><text:span text:style-name="T2">)</text:span></text:p>
      <text:p text:style-name="P3"><text:span text:style-name="T2"><text:tab/></text:span><text:span text:style-name="T8">public</text:span><text:span text:style-name="T2"> </text:span><text:span text:style-name="T8">void</text:span><text:span text:style-name="T2"> product_should_be_added_to_cart_successfully() </text:span><text:span text:style-name="T8">throws</text:span><text:span text:style-name="T2"> InterruptedException {</text:span></text:p>
      <text:p text:style-name="P3"><text:span text:style-name="T2"><text:tab/><text:tab/>WebDriverWait </text:span><text:span text:style-name="T13">wait</text:span><text:span text:style-name="T2"> = </text:span><text:span text:style-name="T8">new</text:span><text:span text:style-name="T2"> WebDriverWait(</text:span><text:span text:style-name="T10">driver</text:span><text:span text:style-name="T2">,Duration.</text:span><text:span text:style-name="T3">ofSeconds</text:span><text:span text:style-name="T2">(10));</text:span></text:p>
      <text:p text:style-name="P3"><text:span text:style-name="T2"><text:tab/><text:tab/>WebElement </text:span><text:span text:style-name="T13">cartlink</text:span><text:span text:style-name="T2"> = </text:span><text:span text:style-name="T13">wait</text:span><text:span text:style-name="T2">.until(ExpectedConditions.</text:span><text:span text:style-name="T3">elementToBeClickable</text:span><text:span text:style-name="T2">(By.</text:span><text:span text:style-name="T3">linkText</text:span><text:span text:style-name="T2">(</text:span><text:span text:style-name="T12">"Cart"</text:span><text:span text:style-name="T2">)));</text:span></text:p>
      <text:p text:style-name="P3"><text:span text:style-name="T2"><text:tab/><text:tab/></text:span><text:span text:style-name="T13">cartlink</text:span><text:span text:style-name="T2">.click();</text:span></text:p>
      <text:p text:style-name="P3"><text:span text:style-name="T2"><text:tab/><text:tab/>WebElement </text:span><text:span text:style-name="T13">product</text:span><text:span text:style-name="T2">=</text:span><text:span text:style-name="T13">wait</text:span><text:span text:style-name="T2">.until(ExpectedConditions.</text:span><text:span text:style-name="T3">visibilityOfElementLocated</text:span></text:p>
      <text:p text:style-name="P3"><text:span text:style-name="T2"><text:tab/><text:tab/><text:tab/><text:tab/>(By.</text:span><text:span text:style-name="T3">xpath</text:span><text:span text:style-name="T2">(</text:span><text:span text:style-name="T12">"//td[text()='Samsung galaxy s6']"</text:span><text:span text:style-name="T2">)));</text:span></text:p>
      <text:p text:style-name="P3"><text:span text:style-name="T2"><text:tab/><text:tab/></text:span></text:p>
      <text:p text:style-name="P3"><text:span text:style-name="T2"><text:tab/><text:tab/>Assert.</text:span><text:span text:style-name="T3">assertTrue</text:span><text:span text:style-name="T2">(</text:span><text:span text:style-name="T13">product</text:span><text:span text:style-name="T2">.isDisplayed());</text:span></text:p>
      <text:p text:style-name="P3"><text:span text:style-name="T2"><text:tab/><text:tab/></text:span><text:span text:style-name="T10">driver</text:span><text:span text:style-name="T2">.quit();</text:span></text:p>
      <text:p text:style-name="P3"><text:span text:style-name="T2"><text:tab/><text:tab/></text:span></text:p>
      <text:p text:style-name="P3"><text:span text:style-name="T2"><text:tab/>}</text:span></text:p>
      <text:p text:style-name="P3"><text:span text:style-name="T2">}</text:span></text:p>
      <text:p text:style-name="P4"><text:span text:style-name="T6"/></text:p>
      <text:p text:style-name="P1"/>
      <text:p text:style-name="P1"/>
      <text:p text:style-name="P1"/>
      <text:p text:style-name="P7">CAPSTONE :- PAGES(HOME &amp; ADDtoCART)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04:18:51.891399095</meta:creation-date>
    <dc:date>2026-02-12T04:44:27.753169675</dc:date>
    <meta:editing-duration>PT15M25S</meta:editing-duration>
    <meta:editing-cycles>1</meta:editing-cycles>
    <meta:document-statistic meta:table-count="0" meta:image-count="0" meta:object-count="0" meta:page-count="2" meta:paragraph-count="80" meta:word-count="242" meta:character-count="2887" meta:non-whitespace-character-count="2630"/>
    <meta:generator>LibreOffice/7.3.7.2$Linux_X86_64 LibreOffice_project/30$Build-2</meta:generator>
  </office:meta>
</office:document-meta>
</file>